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24-01-0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23-01-2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21-02-26 0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20-09-3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20-01-22 0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9-09-17 0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9-01-24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8-09-04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8-05-02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8-01-29 0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7-10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7-05-0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7-01-25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6-09-0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6-05-10 0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5-09-23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5-01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4-09-09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4-05-20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4-03-12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3-10-1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88</text:p>
          </table:table-cell>
          <table:table-cell office:value-type="string" calcext:value-type="string">
            <text:p>GARWELL-094</text:p>
          </table:table-cell>
          <table:table-cell office:value-type="string" calcext:value-type="string">
            <text:p>2013-07-01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